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ad390" officeooo:paragraph-rsid="000ad390"/>
    </style:style>
    <style:style style:name="P2" style:family="paragraph" style:parent-style-name="Standard">
      <style:paragraph-properties fo:line-height="200%"/>
      <style:text-properties officeooo:rsid="000c5728" officeooo:paragraph-rsid="000c5728"/>
    </style:style>
    <style:style style:name="T1" style:family="text">
      <style:text-properties officeooo:rsid="000c57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sar Santiago</text:p>
      <text:p text:style-name="P1">COP 3530 Data Structures &amp; Algorithms</text:p>
      <text:p text:style-name="P1">Singly Linked List:</text:p>
      <text:p text:style-name="P1"><text:tab/>Display function utilizes a O(n) since it has to go through the entirety of the list only once to display the data points.</text:p>
      <text:p text:style-name="P1"><text:tab/>Insert function utilizes an O(1) because the program uses a tail pointer which means that to insert another node you only need one command, and there is also no loops.</text:p>
      <text:p text:style-name="P1"><text:tab/>Sorting became more complicated, I used a weird version of mergesort that allowed for my sorting to be recursive. After the many <text:span text:style-name="T1">while and for loops I came to consider this a O(n*log(n)) algorithm because after the recursion, there was no nested loops. The added while and for loops on the assisting functions account for the ‘n’ and the recursiveness for the ‘log(n)’.</text:span></text:p>
      <text:p text:style-name="P1"/>
      <text:p text:style-name="P2">Stacks:</text:p>
      <text:p text:style-name="P2"><text:tab/>PrintList function served the same purpose as the display function on the linked list algorithm and therefore accounts as an O(n) algorithm.</text:p>
      <text:p text:style-name="P2"><text:tab/>Push is a function that adds a node at the beginning of the list essentially making it a stack.</text:p>
      <text:p text:style-name="P2">Because it uses the head pointer to add new nodes it has an O(1).</text:p>
      <text:p text:style-name="P2"><text:tab/>Pop takes out the first node on the stack and returns the value to the user. Since it uses the head pointer it has an O(1).</text:p>
      <text:p text:style-name="P2"><text:tab/>GetUserInput is a helper function that runs only once.</text:p>
      <text:p text:style-name="P2"><text:tab/>Menu is a helper function that runs only once.</text:p>
      <text:p text:style-name="P2"><text:tab/>The main function itself uses an unrestricted while loop functionally making this a sequential algorithm, therefore it runs O(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40:09.813009447</meta:creation-date>
    <dc:date>2017-11-13T19:00:25.889829626</dc:date>
    <meta:editing-duration>PT8M35S</meta:editing-duration>
    <meta:editing-cycles>1</meta:editing-cycles>
    <meta:document-statistic meta:table-count="0" meta:image-count="0" meta:object-count="0" meta:page-count="1" meta:paragraph-count="14" meta:word-count="246" meta:character-count="1396" meta:non-whitespace-character-count="1155"/>
    <meta:generator>LibreOffice/5.1.6.2$Linux_X86_64 LibreOffice_project/10m0$Build-2</meta:generator>
  </office:meta>
</office:document-meta>
</file>